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What is your current diet plan?<text:line-break/>2 a. Low Carb<text:line-break/>3 b. High Protein<text:line-break/>4 c. Vegan<text:line-break/>5 d. Other (please specify)<text:line-break/>6 What is the main reason for following your current diet plan?<text:line-break/>7 a. Health Concerns<text:line-break/>8 b. Weight Management<text:line-break/>9 c. Ethical/Environmental Reasons<text:line-break/>10 d. Other (please specify)<text:line-break/>11 Have you tried using a diet requirement system before?<text:line-break/>12 a. Yes<text:line-break/>13 b. No<text:line-break/>14 If yes, how satisfied were you with the diet requirement system you used?<text:line-break/>15 a. Very Satisfied<text:line-break/>16 b. Satisfied<text:line-break/>17 c. Neutral<text:line-break/>18 d. Dissatisfied<text:line-break/>19 e. Very Dissatisfied<text:line-break/>20 How important is the convenience of the diet requirement system to you?<text:line-break/>21 a. Very Important<text:line-break/>22 b. Important<text:line-break/>23 c. Neutral<text:line-break/>24 d. Not Important<text:line-break/>25 e. Not at all Important<text:line-break/>26 What features would you like to see in a diet requirement system? (Select all that apply)<text:line-break/>27 a. Customizable Meal Plans<text:line-break/>28 b. Food Tracking<text:line-break/>29 c. Recipe Suggestions<text:line-break/>30 d. Nutritional Information<text:line-break/>31 e. Shopping List Generator<text:line-break/>32 f. Other (please specify)<text:line-break/>33 How much are you willing to pay for a diet requirement system?<text:line-break/>34 a. Less than $10/month<text:line-break/>35 b. $10-$20/month<text:line-break/>36 c. $20-$30/month<text:line-break/>37 d. More than $30/month<text:line-break/>38 How likely are you to recommend a diet requirement system to a friend?<text:line-break/>39 a. Very Likely<text:line-break/>40 b. Likely<text:line-break/>41 c. Neutral<text:line-break/>42 d. Unlikely<text:line-break/>43 e. Very Unlikely<text:line-break/>44 What is your age group?<text:line-break/>45 a. 18-24<text:line-break/>46 b. 25-34<text:line-break/>47 c. 35-44<text:line-break/>48 d. 45-54<text:line-break/>49 e. 55 or above<text:line-break/>50 What is your gender?<text:line-break/>51 a. Male<text:line-break/>52 b. Female<text:line-break/><text:soft-page-break/>53 c. Other (please specif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07:19:21.175217712</dc:date>
    <meta:editing-duration>PT8S</meta:editing-duration>
    <meta:editing-cycles>1</meta:editing-cycles>
    <meta:document-statistic meta:table-count="0" meta:image-count="0" meta:object-count="0" meta:page-count="2" meta:paragraph-count="1" meta:word-count="275" meta:character-count="1435" meta:non-whitespace-character-count="1161"/>
    <meta:generator>LibreOffice/7.3.7.2$Linux_X86_64 LibreOffice_project/30$Build-2</meta:generator>
  </office:meta>
</office:document-meta>
</file>